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iveau max des monstres lanceurs de so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stre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ctaeon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raignée planaire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entaure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yclop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ji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Être un lanceur n’affecte pas les autres capacités spéciales</text:p>
          </table:table-cell>
        </table:table-row>
        <table:table-row table:style-name="ro1">
          <table:table-cell office:value-type="string" calcext:value-type="string">
            <text:p>Djinn supérieu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Être un lanceur n’affecte pas les autres capacités spéciales</text:p>
          </table:table-cell>
        </table:table-row>
        <table:table-row table:style-name="ro1">
          <table:table-cell office:value-type="string" calcext:value-type="string">
            <text:p>Doppelgän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rtains peuvent utiliser la magie profane à la place, jamais en même temps que la cléricale</text:p>
          </table:table-cell>
        </table:table-row>
        <table:table-row table:style-name="ro1">
          <table:table-cell office:value-type="string" calcext:value-type="string">
            <text:p>Dryad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Être un lanceur n’affecte pas les autres capacités spéciales</text:p>
          </table:table-cell>
        </table:table-row>
        <table:table-row table:style-name="ro1">
          <table:table-cell office:value-type="string" calcext:value-type="string">
            <text:p>Éfri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Être un lanceur n’affecte pas les autres capacités spéciales</text:p>
          </table:table-cell>
        </table:table-row>
        <table:table-row table:style-name="ro1">
          <table:table-cell office:value-type="string" calcext:value-type="string">
            <text:p>Éfrit supérieu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Être un lanceur n’affecte pas les autres capacités spéciales</text:p>
          </table:table-cell>
        </table:table-row>
        <table:table-row table:style-name="ro1">
          <table:table-cell office:value-type="string" calcext:value-type="string">
            <text:p>Esprit folle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Faër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Être un lanceur n’affecte pas les autres capacités spéciales</text:p>
          </table:table-cell>
        </table:table-row>
        <table:table-row table:style-name="ro1">
          <table:table-cell office:value-type="string" calcext:value-type="string">
            <text:p>Flagelleur ment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eut aussi être un vrai clerc ou mage sans limitation de niveau ou de sorts</text:p>
          </table:table-cell>
        </table:table-row>
        <table:table-row table:style-name="ro1">
          <table:table-cell office:value-type="string" calcext:value-type="string">
            <text:p>Géant des colline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éant de feu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éant de glac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éant des nuages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éant de pierr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éant des tempêt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Être un lanceur n’affecte pas les autres capacités spéciales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obeli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obelour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emli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rpi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omme léza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 magie cléricale, accès à tous les sorts (vrai clerc, pas shaman)</text:p>
          </table:table-cell>
        </table:table-row>
        <table:table-row table:style-name="ro1">
          <table:table-cell office:value-type="string" calcext:value-type="string">
            <text:p>Homme scorpion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éduse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nota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éanderthali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xi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 nixie wokan compte comme 5 pour sa capacité spéciale de charme</text:p>
          </table:table-cell>
        </table:table-row>
        <table:table-row table:style-name="ro1">
          <table:table-cell office:value-type="string" calcext:value-type="string">
            <text:p>Nuckalave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Être un lanceur n’affecte pas les autres capacités spéciales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rares specimen peuvent atteindre le niveau 12 de mage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squat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oul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éa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uvent animer 4 arbres au lieu de 2</text:p>
          </table:table-cell>
        </table:table-row>
        <table:table-row table:style-name="ro1">
          <table:table-cell office:value-type="string" calcext:value-type="string">
            <text:p>Troglody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mpir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eut aussi être un vrai clerc ou mage sans limitation de niveau ou de sorts</text:p>
          </table:table-cell>
        </table:table-row>
        <table:table-row table:style-name="ro1">
          <table:table-cell office:value-type="string" calcext:value-type="string">
            <text:p>Triton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oint important : cela ne concerne pas les monstres pouvant lancer des sorts comme une vrai classe (liches, vampire, flagelleurs mentaux, DEVILFIH etc.) EXPLIQU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ste des sorts des sham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tection de la mag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érison des blessures légères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ère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ion contre le 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nédiction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e des serp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de personne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ler avec anima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érison de l’aveug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érison de la maladie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ère perpétuelle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livrance de la malédiction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sipation de la mag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érison des blessures graves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isation du poison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ler avec les pla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éation de nourri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sipation du 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érison des blessures critiques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édiction de l’ess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érison tot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 de rap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ler avec les monstres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ver la voi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ste des sorts des wok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tection de la mag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ture des lang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ture de la mag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è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ion contre le 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m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tection du 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tection de l’invi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isibilit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ère perpétuelle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e de 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voy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sipation de la mag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cl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iration aquat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e mon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issance des plantes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 de 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/tempête de 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livrance de la malédiction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ation de mas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tion des mo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solution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de mon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 de pie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age de m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e-murai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au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ssement de ter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projet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 de 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étrification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incar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t de mo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09:32:40.629297128</meta:creation-date>
    <meta:generator>LibreOffice/24.2.0.3$Linux_X86_64 LibreOffice_project/420$Build-3</meta:generator>
    <dc:date>2024-03-30T12:14:06.188614062</dc:date>
    <meta:editing-duration>PT58M10S</meta:editing-duration>
    <meta:editing-cycles>28</meta:editing-cycles>
    <meta:document-statistic meta:table-count="1" meta:cell-count="228" meta:object-count="0"/>
  </office:meta>
</office:document-meta>
</file>